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select this right now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HP＋\V[386],
ATK＋\V[387], DEF＋\V[388],
FIN＋\V[389], AGI＋\V[390]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ging Girl】 skill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HP＋\V[397],
ATK＋\V[398], DEF＋\V[399],
FIN＋\V[400], AGI＋\V[401]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HP＋\V[397],
ATK＋\V[398], DEF＋\V[399],
FIN＋\V[400], AGI＋\V[401]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ip Attack】 skill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HP＋\V[397],
ATK＋\V[398], DEF＋\V[399],
FIN＋\V[400], AGI＋\V[401]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… Ready to go…
</text:p>
          </table:table-cell>
          <table:table-cell table:style-name="ce0" office:value-type="string">
            <text:p>R...ready to go...</text:p>
          </table:table-cell>
          <table:table-cell table:number-columns-repeated="1019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’m all done.
</text:p>
          </table:table-cell>
          <table:table-cell table:style-name="ce0" office:value-type="string">
            <text:p>'Kay, I'm all done—.</text:p>
          </table:table-cell>
          <table:table-cell table:number-columns-repeated="1019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… much better!
</text:p>
          </table:table-cell>
          <table:table-cell table:style-name="ce0" office:value-type="string">
            <text:p>Aah... much better!</text:p>
          </table:table-cell>
          <table:table-cell table:number-columns-repeated="1019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…
</text:p>
          </table:table-cell>
          <table:table-cell table:style-name="ce0" office:value-type="string">
            <text:p>Fuu, th-that was close...</text:p>
          </table:table-cell>
          <table:table-cell table:number-columns-repeated="1019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...////
</text:p>
          </table:table-cell>
          <table:table-cell table:style-name="ce0" office:value-type="string">
            <text:p>Th-thanks for waiting... ////</text:p>
          </table:table-cell>
          <table:table-cell table:number-columns-repeated="1019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… I thought I wouldn’t make it~…
</text:p>
          </table:table-cell>
          <table:table-cell table:style-name="ce0" office:value-type="string">
            <text:p>Haa—... I thought I wouldn't make it～...</text:p>
          </table:table-cell>
          <table:table-cell table:number-columns-repeated="1019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Th-Thanks for waiting...////
</text:p>
          </table:table-cell>
          <table:table-cell table:style-name="ce0" office:value-type="string">
            <text:p>Um... th-thanks for waiting... ////</text:p>
          </table:table-cell>
          <table:table-cell table:number-columns-repeated="1019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ew… a few more seconds and there would have been a flood…)
</text:p>
          </table:table-cell>
          <table:table-cell table:style-name="ce0" office:value-type="string">
            <text:p>(Haah... a few more seconds and there
would've been a flood...)</text:p>
          </table:table-cell>
          <table:table-cell table:number-columns-repeated="1019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ommend peeing outside?
</text:p>
          </table:table-cell>
          <table:table-cell table:style-name="ce0" office:value-type="string">
            <text:p>Recommend peeing outside?</text:p>
          </table:table-cell>
          <table:table-cell table:number-columns-repeated="1019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, I wanna...
Y'know, to the bathroom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t's kinda getting to that point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だめぇ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て言うか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口どこ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、無理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・・・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だよ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（もじもじ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…
</text:p>
          </table:table-cell>
          <table:table-cell table:style-name="ce0" office:value-type="string">
            <text:p>Um, so...</text:p>
          </table:table-cell>
          <table:table-cell table:number-columns-repeated="1019"/>
        </table:table-row>
        <table:table-row>
          <table:table-cell table:style-name="ce0" office:value-type="string">
            <text:p>できれば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n…! I can’t…! It’s coming out!!
</text:p>
          </table:table-cell>
          <table:table-cell table:style-name="ce0" office:value-type="string">
            <text:p>Ah, uu...! I can't...! It's coming out!!</text:p>
          </table:table-cell>
          <table:table-cell table:number-columns-repeated="1019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… c-can’t hold it…!!
</text:p>
          </table:table-cell>
          <table:table-cell table:style-name="ce0" office:value-type="string">
            <text:p>I... c-can't hold it anymore...!!</text:p>
          </table:table-cell>
          <table:table-cell table:number-columns-repeated="1019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’s no use, I’ll use… that spot over there!!
</text:p>
          </table:table-cell>
          <table:table-cell table:style-name="ce0" office:value-type="string">
            <text:p>Ah, ah, it's no use, I'll... use that spot over
there!!</text:p>
          </table:table-cell>
          <table:table-cell table:number-columns-repeated="1019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…! I, I think…!
</text:p>
          </table:table-cell>
          <table:table-cell table:style-name="ce0" office:value-type="string">
            <text:p>Reguma-kun...! I, I think...!</text:p>
          </table:table-cell>
          <table:table-cell table:number-columns-repeated="1019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’s impossible... for me to keep holding it!
</text:p>
          </table:table-cell>
          <table:table-cell table:style-name="ce0" office:value-type="string">
            <text:p>It's impossible... f-for me to keep holding
it!</text:p>
          </table:table-cell>
          <table:table-cell table:number-columns-repeated="1019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…! I’ll be right back!!
</text:p>
          </table:table-cell>
          <table:table-cell table:style-name="ce0" office:value-type="string">
            <text:p>S-sorry about this...! I'll be right back!!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’t there any… bathrooms nearby?
</text:p>
          </table:table-cell>
          <table:table-cell table:style-name="ce0" office:value-type="string">
            <text:p>Aren't there any... toilets nearby?</text:p>
          </table:table-cell>
          <table:table-cell table:number-columns-repeated="1019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’ve been very desperate for quite a while… pretty soon, I…
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number-columns-repeated="1019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’re right.
</text:p>
          </table:table-cell>
          <table:table-cell table:style-name="ce0" office:value-type="string">
            <text:p>I, I guess you're right.</text:p>
          </table:table-cell>
          <table:table-cell table:number-columns-repeated="1019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’s no other way, it’s better than embarrassing myself again…
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number-columns-repeated="1019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…!
</text:p>
          </table:table-cell>
          <table:table-cell table:style-name="ce0" office:value-type="string">
            <text:p>Huh? N-no way...!</text:p>
          </table:table-cell>
          <table:table-cell table:number-columns-repeated="1019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’t make weird suggestions…!
</text:p>
          </table:table-cell>
          <table:table-cell table:style-name="ce0" office:value-type="string">
            <text:p>Don't say weird stuff like that...!</text:p>
          </table:table-cell>
          <table:table-cell table:number-columns-repeated="1019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…? I’m sorry…
</text:p>
          </table:table-cell>
          <table:table-cell table:style-name="ce0" office:value-type="string">
            <text:p>D-does it smell...? I'm sorry...</text:p>
          </table:table-cell>
          <table:table-cell table:number-columns-repeated="1019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Ooh… I feel like I have to pee again…)
</text:p>
          </table:table-cell>
          <table:table-cell table:style-name="ce0" office:value-type="string">
            <text:p>(Ooh... I feel like I have to pee again...)</text:p>
          </table:table-cell>
          <table:table-cell table:number-columns-repeated="1019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’ve been… holding it in for a little while now…
</text:p>
          </table:table-cell>
          <table:table-cell table:style-name="ce0" office:value-type="string">
            <text:p>I've been... holding it in for a little while
now...</text:p>
          </table:table-cell>
          <table:table-cell table:number-columns-repeated="1019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it’s nothing to worry about…
</text:p>
          </table:table-cell>
          <table:table-cell table:style-name="ce0" office:value-type="string">
            <text:p>Eh? Oh, n-no. It's nothing to worry about...</text:p>
          </table:table-cell>
          <table:table-cell table:number-columns-repeated="1019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 Sharu home safely.
</text:p>
          </table:table-cell>
          <table:table-cell table:style-name="ce0" office:value-type="string">
            <text:p>For the time being, we have to see Sharu
home safely.</text:p>
          </table:table-cell>
          <table:table-cell table:number-columns-repeated="1019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… I wanna go! I wanna go!
</text:p>
          </table:table-cell>
          <table:table-cell table:style-name="ce0" office:value-type="string">
            <text:p>The castle... I wanna go! I wanna go!</text:p>
          </table:table-cell>
          <table:table-cell table:number-columns-repeated="1019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… pee… peeeeeeee!!)
</text:p>
          </table:table-cell>
          <table:table-cell table:style-name="ce0" office:value-type="string">
            <text:p>(Pee... pee... pee...!!)</text:p>
          </table:table-cell>
          <table:table-cell table:number-columns-repeated="1019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’m done for, I can’t stand it anymore!)
</text:p>
          </table:table-cell>
          <table:table-cell table:style-name="ce0" office:value-type="string">
            <text:p>(I-I'm done for, I can't stand it anymore!)</text:p>
          </table:table-cell>
          <table:table-cell table:number-columns-repeated="1019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… should do! Just wait for me!
</text:p>
          </table:table-cell>
          <table:table-cell table:style-name="ce0" office:value-type="string">
            <text:p>Y-y-yeah, over there... should do! Wait here!
</text:p>
          </table:table-cell>
          <table:table-cell table:number-columns-repeated="1019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…!? I need the toilet… I can’t hold it…!)
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number-columns-repeated="1019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… I’m leaking…!)
</text:p>
          </table:table-cell>
          <table:table-cell table:style-name="ce0" office:value-type="string">
            <text:p>(Aah... I'm gonna leak...!)</text:p>
          </table:table-cell>
          <table:table-cell table:number-columns-repeated="1019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… I’ll be right back! 
</text:p>
          </table:table-cell>
          <table:table-cell table:style-name="ce0" office:value-type="string">
            <text:p>S-sorry! I… I'll be back in no time!</text:p>
          </table:table-cell>
          <table:table-cell table:number-columns-repeated="1019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…
</text:p>
          </table:table-cell>
          <table:table-cell table:style-name="ce0" office:value-type="string">
            <text:p>R-Reguma-kun, um, hey...</text:p>
          </table:table-cell>
          <table:table-cell table:number-columns-repeated="1019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aturally, looking for Sharu right now is really important, I know, but…
</text:p>
          </table:table-cell>
          <table:table-cell table:style-name="ce0" office:value-type="string">
            <text:p>Of course, it's important we find Sharu as
soon as possible but...</text:p>
          </table:table-cell>
          <table:table-cell table:number-columns-repeated="1019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’s okay if I need to stop in there real quick, right…?
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number-columns-repeated="1019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hat should I do… 
</text:p>
          </table:table-cell>
          <table:table-cell table:style-name="ce0" office:value-type="string">
            <text:p>Wh-what should I do…
</text:p>
          </table:table-cell>
          <table:table-cell table:number-columns-repeated="1019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would be better to get it over with instead of making the same mistake, huh…?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number-columns-repeated="1019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I understand… 
</text:p>
          </table:table-cell>
          <table:table-cell table:style-name="ce0" office:value-type="string">
            <text:p>O-okay. Got it...
</text:p>
          </table:table-cell>
          <table:table-cell table:number-columns-repeated="1019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’s a little…! 
</text:p>
          </table:table-cell>
          <table:table-cell table:style-name="ce0" office:value-type="string">
            <text:p>D-don't say that...!
</text:p>
          </table:table-cell>
          <table:table-cell table:number-columns-repeated="1019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 would be bad to do it anywhere besides a toilet…! 
</text:p>
          </table:table-cell>
          <table:table-cell table:style-name="ce0" office:value-type="string">
            <text:p>I'm a grown-up, I can't just not use a toilet...!
</text:p>
          </table:table-cell>
          <table:table-cell table:number-columns-repeated="1019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 want to hurry up and change my clothes… 
</text:p>
          </table:table-cell>
          <table:table-cell table:style-name="ce0" office:value-type="string">
            <text:p>Reguma-kun, I wanna change out of these
clothes already...</text:p>
          </table:table-cell>
          <table:table-cell table:number-columns-repeated="1019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I… also need to use the toilet again… 
</text:p>
          </table:table-cell>
          <table:table-cell table:style-name="ce0" office:value-type="string">
            <text:p>A-and also… I need to use the toilet again…
</text:p>
          </table:table-cell>
          <table:table-cell table:number-columns-repeated="1019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… where are you?
</text:p>
          </table:table-cell>
          <table:table-cell table:style-name="ce0" office:value-type="string">
            <text:p>Sharu... where are you?</text:p>
          </table:table-cell>
          <table:table-cell table:number-columns-repeated="1019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seems like we’re really having a hard time finding her (*squirm*)
</text:p>
          </table:table-cell>
          <table:table-cell table:style-name="ce0" office:value-type="string">
            <text:p>Sh-she's nowhere to be found... *squirm*</text:p>
          </table:table-cell>
          <table:table-cell table:number-columns-repeated="1019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… I have to change out of these quickly…
</text:p>
          </table:table-cell>
          <table:table-cell table:style-name="ce0" office:value-type="string">
            <text:p>Ugh... I have to change out of these, quickly...</text:p>
          </table:table-cell>
          <table:table-cell table:number-columns-repeated="1019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, just where are you anyway?
</text:p>
          </table:table-cell>
          <table:table-cell table:style-name="ce0" office:value-type="string">
            <text:p>Just where is Sharu, anyway?</text:p>
          </table:table-cell>
          <table:table-cell table:number-columns-repeated="1019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…!
</text:p>
          </table:table-cell>
          <table:table-cell table:style-name="ce0" office:value-type="string">
            <text:p>W-we should hurry...!</text:p>
          </table:table-cell>
          <table:table-cell table:number-columns-repeated="1019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 is being held captive.
</text:p>
          </table:table-cell>
          <table:table-cell table:style-name="ce0" office:value-type="string">
            <text:p>Sharu's being held captive somewhere in
this building.</text:p>
          </table:table-cell>
          <table:table-cell table:number-columns-repeated="1019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hurry, gotta find her, gotta save her!
</text:p>
          </table:table-cell>
          <table:table-cell table:style-name="ce0" office:value-type="string">
            <text:p>We gotta find her so we can save her!</text:p>
          </table:table-cell>
          <table:table-cell table:number-columns-repeated="1019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... Can't! It's... more than I...! 
</text:p>
          </table:table-cell>
          <table:table-cell table:style-name="ce0" office:value-type="string">
            <text:p>I... I can't...! It's more than... I can...!
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 right now!! 
</text:p>
          </table:table-cell>
          <table:table-cell table:style-name="ce0" office:value-type="string">
            <text:p>I need... I need the toilet!!
</text:p>
          </table:table-cell>
          <table:table-cell table:number-columns-repeated="1019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really bad now...! 
</text:p>
          </table:table-cell>
          <table:table-cell table:style-name="ce0" office:value-type="string">
            <text:p>Ahh, it's getting really bad...!
</text:p>
          </table:table-cell>
          <table:table-cell table:number-columns-repeated="1019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ing to leak out...! 
</text:p>
          </table:table-cell>
          <table:table-cell table:style-name="ce0" office:value-type="string">
            <text:p>I-it's going to leak out...!!
</text:p>
          </table:table-cell>
          <table:table-cell table:number-columns-repeated="1019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-It might be a bad time, but, um... 
</text:p>
          </table:table-cell>
          <table:table-cell table:style-name="ce0" office:value-type="string">
            <text:p>Reguma-kun, s-sorry to ask, but... umm...
</text:p>
          </table:table-cell>
          <table:table-cell table:number-columns-repeated="1019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, can we go to a bathroom please? 
</text:p>
          </table:table-cell>
          <table:table-cell table:style-name="ce0" office:value-type="string">
            <text:p>I need to use the toilet, so can we please
take a rest stop...?</text:p>
          </table:table-cell>
          <table:table-cell table:number-columns-repeated="1019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 bathroom...) 
</text:p>
          </table:table-cell>
          <table:table-cell table:style-name="ce0" office:value-type="string">
            <text:p>(Ah... What should I do? I have to go to the
bathroom...)</text:p>
          </table:table-cell>
          <table:table-cell table:number-columns-repeated="1019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 
</text:p>
          </table:table-cell>
          <table:table-cell table:style-name="ce0" office:value-type="string">
            <text:p>(H-hang in there a little longer...)</text:p>
          </table:table-cell>
          <table:table-cell table:number-columns-repeated="1019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 
</text:p>
          </table:table-cell>
          <table:table-cell table:style-name="ce0" office:value-type="string">
            <text:p>Ugh, this is so embarrassing...</text:p>
          </table:table-cell>
          <table:table-cell table:number-columns-repeated="1019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 but just a tiny bit...) 
</text:p>
          </table:table-cell>
          <table:table-cell table:style-name="ce0" office:value-type="string">
            <text:p>(I have to pee, just a tiny bit...)</text:p>
          </table:table-cell>
          <table:table-cell table:number-columns-repeated="1019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what should I do?) 
</text:p>
          </table:table-cell>
          <table:table-cell table:style-name="ce0" office:value-type="string">
            <text:p>(For now I'm sure I can still hold it, but what
am I gonna do?)</text:p>
          </table:table-cell>
          <table:table-cell table:number-columns-repeated="1019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save Sharusharu from the bandit gang! 
</text:p>
          </table:table-cell>
          <table:table-cell table:style-name="ce0" office:value-type="string">
            <text:p>Let's go take Sharu back from the bandit
gang!</text:p>
          </table:table-cell>
          <table:table-cell table:number-columns-repeated="1019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 
</text:p>
          </table:table-cell>
          <table:table-cell table:style-name="ce0" office:value-type="string">
            <text:p>Yeah, that's kind of how I'm feeling!
</text:p>
          </table:table-cell>
          <table:table-cell table:number-columns-repeated="1019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 think that the castle soldiers are no match for the bandit gang hiding deep in this forest..
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number-columns-repeated="1019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 
</text:p>
          </table:table-cell>
          <table:table-cell table:style-name="ce0" office:value-type="string">
            <text:p>I might be starting to lose my nerve...
</text:p>
          </table:table-cell>
          <table:table-cell table:number-columns-repeated="1019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 and the girl from our
class were kidnapped at Lake Oshir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that, don't we have to deliver this
parcel to that Sharu person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right here is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'Mediseed'
somewhere in Daav cavern, right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うぅ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、ところで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と、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ちょっと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too late! It’s already… starting to leak!!
</text:p>
          </table:table-cell>
          <table:table-cell table:style-name="ce0" office:value-type="string">
            <text:p>I-it's too late! I'm already... starting to
leak!!</text:p>
          </table:table-cell>
          <table:table-cell table:number-columns-repeated="1019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absolutely at m-my limit!!
</text:p>
          </table:table-cell>
          <table:table-cell table:style-name="ce0" office:value-type="string">
            <text:p>I'm absolutely at m-my limit!!</text:p>
          </table:table-cell>
          <table:table-cell table:number-columns-repeated="1019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’s coming out, it’s coming out!!
</text:p>
          </table:table-cell>
          <table:table-cell table:style-name="ce0" office:value-type="string">
            <text:p>Ah, it's coming out, it's coming out!!</text:p>
          </table:table-cell>
          <table:table-cell table:number-columns-repeated="1019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
</text:p>
          </table:table-cell>
          <table:table-cell table:style-name="ce0" office:value-type="string">
            <text:p>Hey, l-let me go to the bathroom already!</text:p>
          </table:table-cell>
          <table:table-cell table:number-columns-repeated="1019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’s been since I last went?!
</text:p>
          </table:table-cell>
          <table:table-cell table:style-name="ce0" office:value-type="string">
            <text:p>Do you have any idea how long it's been
since I last went?!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… what…! All right, but only because it’s an emergency…!
</text:p>
          </table:table-cell>
          <table:table-cell table:style-name="ce0" office:value-type="string">
            <text:p>Ugh... wh-what...?! Fine, but only because
it's an emergency...!</text:p>
          </table:table-cell>
          <table:table-cell table:number-columns-repeated="1019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trying to tell you, take me to a bathroom!! Where do you see a toilet around here!!
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number-columns-repeated="1019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…
</text:p>
          </table:table-cell>
          <table:table-cell table:style-name="ce0" office:value-type="string">
            <text:p>Saotome, listen...</text:p>
          </table:table-cell>
          <table:table-cell table:number-columns-repeated="1019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’t we… stop at a bathroom or something?
</text:p>
          </table:table-cell>
          <table:table-cell table:style-name="ce0" office:value-type="string">
            <text:p>Um, can't we... take a toilet break or
something?</text:p>
          </table:table-cell>
          <table:table-cell table:number-columns-repeated="1019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 Don’t say something so foolish!!
</text:p>
          </table:table-cell>
          <table:table-cell table:style-name="ce0" office:value-type="string">
            <text:p>Y-you pervert!! Don't say something so
foolish!!</text:p>
          </table:table-cell>
          <table:table-cell table:number-columns-repeated="1019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… go to the bathroom…)
</text:p>
          </table:table-cell>
          <table:table-cell table:style-name="ce0" office:value-type="string">
            <text:p>(I have to... go to the bathroom...)</text:p>
          </table:table-cell>
          <table:table-cell table:number-columns-repeated="1019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… if there’s a bathroom nearby…)
</text:p>
          </table:table-cell>
          <table:table-cell table:style-name="ce0" office:value-type="string">
            <text:p>(Hmm... any nearby bathrooms...?)</text:p>
          </table:table-cell>
          <table:table-cell table:number-columns-repeated="1019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’s starting to get more difficult… I want to hurry up and pee…)
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number-columns-repeated="1019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 no… please let this all be a bad dream…
</text:p>
          </table:table-cell>
          <table:table-cell table:style-name="ce0" office:value-type="string">
            <text:p>Oh, no... please let this all be a bad
dream...</text:p>
          </table:table-cell>
          <table:table-cell table:number-columns-repeated="1019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’m starting to feel like I need to go to the bathroom…)
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number-columns-repeated="1019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 not be a problem.)
</text:p>
          </table:table-cell>
          <table:table-cell table:style-name="ce0" office:value-type="string">
            <text:p>(Oh well, this small amount shouldn't be
a problem.)</text:p>
          </table:table-cell>
          <table:table-cell table:number-columns-repeated="1019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were quite good.
</text:p>
          </table:table-cell>
          <table:table-cell table:style-name="ce0" office:value-type="string">
            <text:p>Your combat instructions are quite precise,
thank goodness.</text:p>
          </table:table-cell>
          <table:table-cell table:number-columns-repeated="1019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are you really good at Shogi as well?
</text:p>
          </table:table-cell>
          <table:table-cell table:style-name="ce0" office:value-type="string">
            <text:p>Saotome, would you happen to be good
at Shogi?</text:p>
          </table:table-cell>
          <table:table-cell table:number-columns-repeated="1019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…! It’s no use… It’s leaking…!
</text:p>
          </table:table-cell>
          <table:table-cell table:style-name="ce0" office:value-type="string">
            <text:p>Kh...! It's no use... it's coming out...!</text:p>
          </table:table-cell>
          <table:table-cell table:number-columns-repeated="1019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let us find a bathroom here… I’ll go in it after all!
</text:p>
          </table:table-cell>
          <table:table-cell table:style-name="ce0" office:value-type="string">
            <text:p>Please, if there's a toilet here... let me go in!!</text:p>
          </table:table-cell>
          <table:table-cell table:number-columns-repeated="1019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ver there, in the shade…!! 
</text:p>
          </table:table-cell>
          <table:table-cell table:style-name="ce0" office:value-type="string">
            <text:p>Somewhere, i-in the shade...!!</text:p>
          </table:table-cell>
          <table:table-cell table:number-columns-repeated="1019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ah… bathroom…! I gotta go right now…!)
</text:p>
          </table:table-cell>
          <table:table-cell table:style-name="ce0" office:value-type="string">
            <text:p>(Aahh... toilet...! I wanna use the toilet...!)</text:p>
          </table:table-cell>
          <table:table-cell table:number-columns-repeated="1019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bathroom here, should I use it? Definitely not… probably not…)
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number-columns-repeated="1019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…! I’m going over there!
</text:p>
          </table:table-cell>
          <table:table-cell table:style-name="ce0" office:value-type="string">
            <text:p>Fine...! I'm going over there!
</text:p>
          </table:table-cell>
          <table:table-cell table:number-columns-repeated="1019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’s no other way…! 
</text:p>
          </table:table-cell>
          <table:table-cell table:style-name="ce0" office:value-type="string">
            <text:p>O-only because there's no other option...!
</text:p>
          </table:table-cell>
          <table:table-cell table:number-columns-repeated="1019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fine! I’ll endure it somehow! 
</text:p>
          </table:table-cell>
          <table:table-cell table:style-name="ce0" office:value-type="string">
            <text:p>I-it's fine! I'll just... endure it!
</text:p>
          </table:table-cell>
          <table:table-cell table:number-columns-repeated="1019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… I need to go to the bathroom…)
</text:p>
          </table:table-cell>
          <table:table-cell table:style-name="ce0" office:value-type="string">
            <text:p>(I... I need to go to the bathroom...)</text:p>
          </table:table-cell>
          <table:table-cell table:number-columns-repeated="1019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number-columns-repeated="1019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t’s not something you have to be that concerned about! 
</text:p>
          </table:table-cell>
          <table:table-cell table:style-name="ce0" office:value-type="string">
            <text:p>Th-th-that's none of your business!!
</text:p>
          </table:table-cell>
          <table:table-cell table:number-columns-repeated="1019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number-columns-repeated="1019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Hm? I-It’s nothing at all, really!
</text:p>
          </table:table-cell>
          <table:table-cell table:style-name="ce0" office:value-type="string">
            <text:p>...Eh? I-it's nothing at all, really!</text:p>
          </table:table-cell>
          <table:table-cell table:number-columns-repeated="1019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othing I could do, you know? So it’s not really my fault…!
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number-columns-repeated="1019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 has surely been locked up in a cell this whole time…)
</text:p>
          </table:table-cell>
          <table:table-cell table:style-name="ce0" office:value-type="string">
            <text:p>(Come to think of it, Sharu's surely been left
locked up in a cell this whole time...)</text:p>
          </table:table-cell>
          <table:table-cell table:number-columns-repeated="1019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’s getting desperate? Poor thing…)
</text:p>
          </table:table-cell>
          <table:table-cell table:style-name="ce0" office:value-type="string">
            <text:p>(I wonder if she's getting desperate? Poor
thing...)</text:p>
          </table:table-cell>
          <table:table-cell table:number-columns-repeated="1019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se damn bandits… I’ll never forgive them!
</text:p>
          </table:table-cell>
          <table:table-cell table:style-name="ce0" office:value-type="string">
            <text:p>Those damn bandits... I'll never forgive them!</text:p>
          </table:table-cell>
          <table:table-cell table:number-columns-repeated="1019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 classmates, I’m going to kick you!!
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number-columns-repeated="1019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just can’t! I can’t hold it another second! 
</text:p>
          </table:table-cell>
          <table:table-cell table:style-name="ce0" office:value-type="string">
            <text:p>I, I can't! I can't hold it for another second!
</text:p>
          </table:table-cell>
          <table:table-cell table:number-columns-repeated="1019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really… my limit…! 
</text:p>
          </table:table-cell>
          <table:table-cell table:style-name="ce0" office:value-type="string">
            <text:p>This really is... my limit...!!
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n. S-Saotome…! 
</text:p>
          </table:table-cell>
          <table:table-cell table:style-name="ce0" office:value-type="string">
            <text:p>Uu... S-Saotome...!
</text:p>
          </table:table-cell>
          <table:table-cell table:number-columns-repeated="1019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think… I can h-hold it any longer…! 
</text:p>
          </table:table-cell>
          <table:table-cell table:style-name="ce0" office:value-type="string">
            <text:p>I don't think... I can h-hold it any longer,
so...!</text:p>
          </table:table-cell>
          <table:table-cell table:number-columns-repeated="1019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don’t you think you should have more consideration for us girls? 
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number-columns-repeated="1019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 stuff like… you know… bathroom breaks… 
</text:p>
          </table:table-cell>
          <table:table-cell table:style-name="ce0" office:value-type="string">
            <text:p>I mean... for example... you know... bathroom
breaks, and such...</text:p>
          </table:table-cell>
          <table:table-cell table:number-columns-repeated="1019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mean “right this second” or anything, but… 
</text:p>
          </table:table-cell>
          <table:table-cell table:style-name="ce0" office:value-type="string">
            <text:p>It doesn't have to be right this second or
anything, but...</text:p>
          </table:table-cell>
          <table:table-cell table:number-columns-repeated="1019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style-name="ce0" office:value-type="string">
            <text:p>At some point, could we stop by a bathroom? 
</text:p>
          </table:table-cell>
          <table:table-cell table:number-columns-repeated="1019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
</text:p>
          </table:table-cell>
          <table:table-cell table:style-name="ce0" office:value-type="string">
            <text:p>H-hey...
</text:p>
          </table:table-cell>
          <table:table-cell table:number-columns-repeated="1019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 This is… this is so… 
</text:p>
          </table:table-cell>
          <table:table-cell table:style-name="ce0" office:value-type="string">
            <text:p>Sniff... this... th-that is...
</text:p>
          </table:table-cell>
          <table:table-cell table:number-columns-repeated="1019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getting tired, want to take a break? 
</text:p>
          </table:table-cell>
          <table:table-cell table:style-name="ce0" office:value-type="string">
            <text:p>If you're getting tired, want to take a break?</text:p>
          </table:table-cell>
          <table:table-cell table:number-columns-repeated="1019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fine… then never mind. 
</text:p>
          </table:table-cell>
          <table:table-cell table:style-name="ce0" office:value-type="string">
            <text:p>If you're fine… then never mind.</text:p>
          </table:table-cell>
          <table:table-cell table:number-columns-repeated="1019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relieved that Tomocchi was okay. 
</text:p>
          </table:table-cell>
          <table:table-cell table:style-name="ce0" office:value-type="string">
            <text:p>I'm glad that Tomocchi's okay.</text:p>
          </table:table-cell>
          <table:table-cell table:number-columns-repeated="1019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at nothing bad has happened to Sharusharu as well… 
</text:p>
          </table:table-cell>
          <table:table-cell table:style-name="ce0" office:value-type="string">
            <text:p>But I hope that nothing's happened to Sharu,
either...</text:p>
          </table:table-cell>
          <table:table-cell table:number-columns-repeated="1019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 and Sharusharu, will you two be all right…? 
</text:p>
          </table:table-cell>
          <table:table-cell table:style-name="ce0" office:value-type="string">
            <text:p>Tomocchi, Sharu... will you two be all right...?</text:p>
          </table:table-cell>
          <table:table-cell table:number-columns-repeated="1019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early hope that nothing bad has happened to them… 
</text:p>
          </table:table-cell>
          <table:table-cell table:style-name="ce0" office:value-type="string">
            <text:p>I hope they're not in a bad way...
</text:p>
          </table:table-cell>
          <table:table-cell table:number-columns-repeated="1019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"other world" from ours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 it...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… I'm dying to pee!)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… go to the toilet, and soon!)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"Hamuko"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’t allow her to pee outside
</text:p>
          </table:table-cell>
          <table:table-cell table:style-name="ce0" office:value-type="string">
            <text:p>Don't let her pee outside
</text:p>
          </table:table-cell>
          <table:table-cell table:number-columns-repeated="1019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ow her to pee outside 
</text:p>
          </table:table-cell>
          <table:table-cell table:style-name="ce0" office:value-type="string">
            <text:p>Let her pee outside
</text:p>
          </table:table-cell>
          <table:table-cell table:number-columns-repeated="1019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this much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ou know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 doing
this kind of thing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 soon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 time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謝るから許して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にて失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ん、すぐ戻る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だ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～～～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トイレ行か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’s gonna leak!! I’m leaking!!
</text:p>
          </table:table-cell>
          <table:table-cell table:style-name="ce0" office:value-type="string">
            <text:p>Ahh, ah, it's gonna leak!! I'm leaking!!</text:p>
          </table:table-cell>
          <table:table-cell table:number-columns-repeated="1019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’t hold it!!
</text:p>
          </table:table-cell>
          <table:table-cell table:style-name="ce0" office:value-type="string">
            <text:p>I-I can't hold it!!</text:p>
          </table:table-cell>
          <table:table-cell table:number-columns-repeated="1019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’t get it!! I really can’t hold it anymore!!
</text:p>
          </table:table-cell>
          <table:table-cell table:style-name="ce0" office:value-type="string">
            <text:p>Y-you don't get it!! I really can't hold it
anymooore!!</text:p>
          </table:table-cell>
          <table:table-cell table:number-columns-repeated="1019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 H-H-Here it comes!!
</text:p>
          </table:table-cell>
          <table:table-cell table:style-name="ce0" office:value-type="string">
            <text:p>Ah—! H-h-here it comes!!</text:p>
          </table:table-cell>
          <table:table-cell table:number-columns-repeated="1019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
</text:p>
          </table:table-cell>
          <table:table-cell table:style-name="ce0" office:value-type="string">
            <text:p>S-Saotome-kun! I g-gotta pee!!</text:p>
          </table:table-cell>
          <table:table-cell table:number-columns-repeated="1019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 is bulging!!
</text:p>
          </table:table-cell>
          <table:table-cell table:style-name="ce0" office:value-type="string">
            <text:p>M-my bladder's bulging!!</text:p>
          </table:table-cell>
          <table:table-cell table:number-columns-repeated="1019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’mon… I-I’ll really leak!!
</text:p>
          </table:table-cell>
          <table:table-cell table:style-name="ce0" office:value-type="string">
            <text:p>C'mon... I-I'll really leak!!</text:p>
          </table:table-cell>
          <table:table-cell table:number-columns-repeated="1019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number-columns-repeated="1019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number-columns-repeated="1019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! It’s almost too much! Toilet!!
</text:p>
          </table:table-cell>
          <table:table-cell table:style-name="ce0" office:value-type="string">
            <text:p>H-hey! It's almost too much! Toilet!!</text:p>
          </table:table-cell>
          <table:table-cell table:number-columns-repeated="1019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’s gonna leak…!!
</text:p>
          </table:table-cell>
          <table:table-cell table:style-name="ce0" office:value-type="string">
            <text:p>At this rate, it's gonna drip out...!!</text:p>
          </table:table-cell>
          <table:table-cell table:number-columns-repeated="1019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!
</text:p>
          </table:table-cell>
          <table:table-cell table:style-name="ce0" office:value-type="string">
            <text:p>R-roger that! Wait here, okay?</text:p>
          </table:table-cell>
          <table:table-cell table:number-columns-repeated="1019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… toilet…!
</text:p>
          </table:table-cell>
          <table:table-cell table:style-name="ce0" office:value-type="string">
            <text:p>Toilet... toilet...!</text:p>
          </table:table-cell>
          <table:table-cell table:number-columns-repeated="1019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~…!
</text:p>
          </table:table-cell>
          <table:table-cell table:style-name="ce0" office:value-type="string">
            <text:p>Quickly, a toilet～...!</text:p>
          </table:table-cell>
          <table:table-cell table:number-columns-repeated="1019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… i-it’s like this, um…
</text:p>
          </table:table-cell>
          <table:table-cell table:style-name="ce0" office:value-type="string">
            <text:p>Err... i-it's like this, um...</text:p>
          </table:table-cell>
          <table:table-cell table:number-columns-repeated="1019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~, I kind of have to go to the bathroom…
</text:p>
          </table:table-cell>
          <table:table-cell table:style-name="ce0" office:value-type="string">
            <text:p>Hey Saotome-kun～, I kinda have to go to
the bathroom...</text:p>
          </table:table-cell>
          <table:table-cell table:number-columns-repeated="1019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isn’t he the greatest man in their whole army?
</text:p>
          </table:table-cell>
          <table:table-cell table:style-name="ce0" office:value-type="string">
            <text:p>That cool guy just now, isn't he the greatest
man in their whole army?</text:p>
          </table:table-cell>
          <table:table-cell table:number-columns-repeated="1019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 would give me his autograph~?
</text:p>
          </table:table-cell>
          <table:table-cell table:style-name="ce0" office:value-type="string">
            <text:p>You think he'd give me his autograph～?</text:p>
          </table:table-cell>
          <table:table-cell table:number-columns-repeated="1019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ha, ah! It’s no use!!
</text:p>
          </table:table-cell>
          <table:table-cell table:style-name="ce0" office:value-type="string">
            <text:p>Ahh, ah, ah! I'm gonna blow!!</text:p>
          </table:table-cell>
          <table:table-cell table:number-columns-repeated="1019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’m going to do it over in that corner!!
</text:p>
          </table:table-cell>
          <table:table-cell table:style-name="ce0" office:value-type="string">
            <text:p>S-stand watch for me, I'm gonna go do it
over in that corner!!</text:p>
          </table:table-cell>
          <table:table-cell table:number-columns-repeated="1019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’m just about to pee myself!!
</text:p>
          </table:table-cell>
          <table:table-cell table:style-name="ce0" office:value-type="string">
            <text:p>How could you?! I'm just about to pee myself!!</text:p>
          </table:table-cell>
          <table:table-cell table:number-columns-repeated="1019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 you!
</text:p>
          </table:table-cell>
          <table:table-cell table:style-name="ce0" office:value-type="string">
            <text:p>Th-th-thanks!</text:p>
          </table:table-cell>
          <table:table-cell table:number-columns-repeated="1019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really in danger now…!
</text:p>
          </table:table-cell>
          <table:table-cell table:style-name="ce0" office:value-type="string">
            <text:p>I-I'm really in danger now...!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… hey, can you just stand guard for me for a minute?
</text:p>
          </table:table-cell>
          <table:table-cell table:style-name="ce0" office:value-type="string">
            <text:p>Ooh... hey, can you just stand guard for me
for a 'sec?</text:p>
          </table:table-cell>
          <table:table-cell table:number-columns-repeated="1019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this isn’t a safe place! But I’m really about to…!
</text:p>
          </table:table-cell>
          <table:table-cell table:style-name="ce0" office:value-type="string">
            <text:p>I-I know it's dangerous 'n all! But, I'm
really gonna...</text:p>
          </table:table-cell>
          <table:table-cell table:number-columns-repeated="1019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sorry, I’ll finish up fast!
</text:p>
          </table:table-cell>
          <table:table-cell table:style-name="ce0" office:value-type="string">
            <text:p>I'm sorry, I'll finish up fast!</text:p>
          </table:table-cell>
          <table:table-cell table:number-columns-repeated="1019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… I have to pee SO bad…!
</text:p>
          </table:table-cell>
          <table:table-cell table:style-name="ce0" office:value-type="string">
            <text:p>Oh no... I gotta pee super bad...!</text:p>
          </table:table-cell>
          <table:table-cell table:number-columns-repeated="1019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re is the bathroom…?
</text:p>
          </table:table-cell>
          <table:table-cell table:style-name="ce0" office:value-type="string">
            <text:p>Toilet... where are ya...?</text:p>
          </table:table-cell>
          <table:table-cell table:number-columns-repeated="1019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ep… so that’s what it’s come to, huh? 
</text:p>
          </table:table-cell>
          <table:table-cell table:style-name="ce0" office:value-type="string">
            <text:p>Uuh… s-so that's what it's come to, huh...?</text:p>
          </table:table-cell>
          <table:table-cell table:number-columns-repeated="1019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 Out! 
</text:p>
          </table:table-cell>
          <table:table-cell table:style-name="ce0" office:value-type="string">
            <text:p>'Kay, time-out!
</text:p>
          </table:table-cell>
          <table:table-cell table:number-columns-repeated="1019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ve to pee again…
</text:p>
          </table:table-cell>
          <table:table-cell table:style-name="ce0" office:value-type="string">
            <text:p>I feel like I hafta pee again...</text:p>
          </table:table-cell>
          <table:table-cell table:number-columns-repeated="1019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all right for now, but…
</text:p>
          </table:table-cell>
          <table:table-cell table:style-name="ce0" office:value-type="string">
            <text:p>I-I'm all right for now, but...</text:p>
          </table:table-cell>
          <table:table-cell table:number-columns-repeated="1019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~… I wanna go pee…
</text:p>
          </table:table-cell>
          <table:table-cell table:style-name="ce0" office:value-type="string">
            <text:p>Ah～... I wanna go pee...</text:p>
          </table:table-cell>
          <table:table-cell table:number-columns-repeated="1019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there be a bathroom around here…?
</text:p>
          </table:table-cell>
          <table:table-cell table:style-name="ce0" office:value-type="string">
            <text:p>There's gotta be a toilet 'round here, right...?</text:p>
          </table:table-cell>
          <table:table-cell table:number-columns-repeated="1019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sort of thing happens every once in a while…
</text:p>
          </table:table-cell>
          <table:table-cell table:style-name="ce0" office:value-type="string">
            <text:p>Th-this sorta thing happens every once in a
while...</text:p>
          </table:table-cell>
          <table:table-cell table:number-columns-repeated="1019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have to go to the toilet.
</text:p>
          </table:table-cell>
          <table:table-cell table:style-name="ce0" office:value-type="string">
            <text:p>Ahaha, I need to go to the toilet, now.</text:p>
          </table:table-cell>
          <table:table-cell table:number-columns-repeated="1019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 can still hold it for sure~.
</text:p>
          </table:table-cell>
          <table:table-cell table:style-name="ce0" office:value-type="string">
            <text:p>But I can still hold it, for sure～.</text:p>
          </table:table-cell>
          <table:table-cell table:number-columns-repeated="1019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hey, I’ve been noticing that these bandits are… a lot of them are hotties, aren’t they?
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number-columns-repeated="1019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mm mmm, just the right amount of muscles! Nice~!
</text:p>
          </table:table-cell>
          <table:table-cell table:style-name="ce0" office:value-type="string">
            <text:p>And they have just the right amount of
muscle, too! Nice～!</text:p>
          </table:table-cell>
          <table:table-cell table:number-columns-repeated="1019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already... I can't! My pee, it's going to come out!! 
</text:p>
          </table:table-cell>
          <table:table-cell table:style-name="ce0" office:value-type="string">
            <text:p>No more! No, my pee—it's all gonna come out!!</text:p>
          </table:table-cell>
          <table:table-cell table:number-columns-repeated="1019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ing to do it right here!! 
</text:p>
          </table:table-cell>
          <table:table-cell table:style-name="ce0" office:value-type="string">
            <text:p>Wait for me, I'm gonna do it right over there!!
</text:p>
          </table:table-cell>
          <table:table-cell table:number-columns-repeated="1019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!? Let me do it... please...!! 
</text:p>
          </table:table-cell>
          <table:table-cell table:style-name="ce0" office:value-type="string">
            <text:p>Whyyy?! L-let me do it... pleeease...!!
</text:p>
          </table:table-cell>
          <table:table-cell table:number-columns-repeated="1019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h... Quickly...!! 
</text:p>
          </table:table-cell>
          <table:table-cell table:style-name="ce0" office:value-type="string">
            <text:p>Ah, aah, qu... quickly...!!
</text:p>
          </table:table-cell>
          <table:table-cell table:number-columns-repeated="1019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need... to pee!! 
</text:p>
          </table:table-cell>
          <table:table-cell table:style-name="ce0" office:value-type="string">
            <text:p>I, I... wanna... go pee!!
</text:p>
          </table:table-cell>
          <table:table-cell table:number-columns-repeated="1019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t my limit already!! 
</text:p>
          </table:table-cell>
          <table:table-cell table:style-name="ce0" office:value-type="string">
            <text:p>I-I-I'm gonna explode!!
</text:p>
          </table:table-cell>
          <table:table-cell table:number-columns-repeated="1019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while I go over there!! 
</text:p>
          </table:table-cell>
          <table:table-cell table:style-name="ce0" office:value-type="string">
            <text:p>Just wait a sec while I go over there!!
</text:p>
          </table:table-cell>
          <table:table-cell table:number-columns-repeated="1019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! But...! 
</text:p>
          </table:table-cell>
          <table:table-cell table:style-name="ce0" office:value-type="string">
            <text:p>Wha?! B-but...!
</text:p>
          </table:table-cell>
          <table:table-cell table:number-columns-repeated="1019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 
</text:p>
          </table:table-cell>
          <table:table-cell table:style-name="ce0" office:value-type="string">
            <text:p>I'll be done in no time!!
</text:p>
          </table:table-cell>
          <table:table-cell table:number-columns-repeated="1019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much longer! 
</text:p>
          </table:table-cell>
          <table:table-cell table:style-name="ce0" office:value-type="string">
            <text:p>T-toilet! C'mon, I can't hold it any more!
</text:p>
          </table:table-cell>
          <table:table-cell table:number-columns-repeated="1019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 have to go to the bathroom... 
</text:p>
          </table:table-cell>
          <table:table-cell table:style-name="ce0" office:value-type="string">
            <text:p>Sorry, but I gotta use the toilet...
</text:p>
          </table:table-cell>
          <table:table-cell table:number-columns-repeated="1019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es everyone else have to go too? Yeah? 
</text:p>
          </table:table-cell>
          <table:table-cell table:style-name="ce0" office:value-type="string">
            <text:p>Everyone else has to go too, right? Right?
</text:p>
          </table:table-cell>
          <table:table-cell table:number-columns-repeated="1019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rmally I don't have any problem holding it. Today was... I was just caught a little off-guard, yeah... 
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number-columns-repeated="1019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~. 
</text:p>
          </table:table-cell>
          <table:table-cell table:style-name="ce0" office:value-type="string">
            <text:p>I kinda feel like I have to go, just a liiittle～.
</text:p>
          </table:table-cell>
          <table:table-cell table:number-columns-repeated="1019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at a bathroom if we find one. 
</text:p>
          </table:table-cell>
          <table:table-cell table:style-name="ce0" office:value-type="string">
            <text:p>Let's stop by a bathroom if we find one, 'kay?
</text:p>
          </table:table-cell>
          <table:table-cell table:number-columns-repeated="1019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 is the party leader? 
</text:p>
          </table:table-cell>
          <table:table-cell table:style-name="ce0" office:value-type="string">
            <text:p>Hmm, so Saotome-kun's the party leader?
</text:p>
          </table:table-cell>
          <table:table-cell table:number-columns-repeated="1019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got yourself a complete harem~! Aren't you lucky? 
</text:p>
          </table:table-cell>
          <table:table-cell table:style-name="ce0" office:value-type="string">
            <text:p>You've got yourself a complete harem～!
Aren't you lucky?</text:p>
          </table:table-cell>
          <table:table-cell table:number-columns-repeated="1019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... sorry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(mutter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じもじ・・・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ふるふる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じもじもじ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・・・ぁ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ません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え・・・え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I'm going to... lose i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'm... gonna pee myseeelf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hold it any more... so, pleas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a minute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... um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, eh...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-you can't just do that...!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h... um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'll take another break?
(Rustle, rustle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n't look at me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sniff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… Let’s get going…
</text:p>
          </table:table-cell>
          <table:table-cell table:style-name="ce0" office:value-type="string">
            <text:p>L... let's get going...</text:p>
          </table:table-cell>
          <table:table-cell table:number-columns-repeated="1019"/>
        </table:table-row>
        <table:table-row>
          <table:table-cell table:style-name="ce0" office:value-type="string">
            <text:p>済んだ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い、お待たせ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終わった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ほ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待たせ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 was nothing I could do! I was really in danger!
</text:p>
          </table:table-cell>
          <table:table-cell table:style-name="ce0" office:value-type="string">
            <text:p>Th-there was nothing I could do! It was a
really close call!</text:p>
          </table:table-cell>
          <table:table-cell table:number-columns-repeated="1019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-no need to stare…!
</text:p>
          </table:table-cell>
          <table:table-cell table:style-name="ce0" office:value-type="string">
            <text:p>Th-there's no need to stare...!</text:p>
          </table:table-cell>
          <table:table-cell table:number-columns-repeated="1019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, you have something to say?
</text:p>
          </table:table-cell>
          <table:table-cell table:style-name="ce0" office:value-type="string">
            <text:p>Wh-what, you have something to say?</text:p>
          </table:table-cell>
          <table:table-cell table:number-columns-repeated="1019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'cos... you know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e-let's go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Th-there was no other way, all right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、あ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は別にいい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 "Consider yourselves lucky!"
</text:p>
          </table:table-cell>
          <table:table-cell table:style-name="ce0" office:value-type="string">
            <text:p>Bandit Leader
"Consider yourselves lucky!"</text:p>
          </table:table-cell>
          <table:table-cell table:number-columns-repeated="1019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"For Priela, the great bandit leader herself, will entertain you personally!"
</text:p>
          </table:table-cell>
          <table:table-cell table:style-name="ce0" office:value-type="string">
            <text:p>Bandit Leader
"For I, the great Bandit Leader Priella, will
face-off against you personally!"</text:p>
          </table:table-cell>
          <table:table-cell table:number-columns-repeated="1019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 "We didn't come here to listen to your intro speech."
</text:p>
          </table:table-cell>
          <table:table-cell table:style-name="ce0" office:value-type="string">
            <text:p>Reguma
"We didn't come here to listen to your intro
speech."</text:p>
          </table:table-cell>
          <table:table-cell table:number-columns-repeated="1019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We'll beat you up and then take back Sharu!"
</text:p>
          </table:table-cell>
          <table:table-cell table:style-name="ce0" office:value-type="string">
            <text:p>Nyanko
"We'll defeat you and then take back Sharu!"</text:p>
          </table:table-cell>
          <table:table-cell table:number-columns-repeated="1019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A-And then you'll pay for... *murmur*”
</text:p>
          </table:table-cell>
          <table:table-cell table:style-name="ce0" office:value-type="string">
            <text:p>Nyanko
"A-and then you'll regret... *mumble*
*mumble*!!"</text:p>
          </table:table-cell>
          <table:table-cell table:number-columns-repeated="1019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Whatever! As long as I get to enjoy myself!!"
</text:p>
          </table:table-cell>
          <table:table-cell table:style-name="ce0" office:value-type="string">
            <text:p>Bandit Leader Priella
"Whatever! As long as you amuse me well!!"</text:p>
          </table:table-cell>
          <table:table-cell table:number-columns-repeated="1019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Here I come!!!"
</text:p>
          </table:table-cell>
          <table:table-cell table:style-name="ce0" office:value-type="string">
            <text:p>Bandit Leader Priella
"Here I come!!!"</text:p>
          </table:table-cell>
          <table:table-cell table:number-columns-repeated="1019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"Wh... what is that thing...?!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"Uweeh, it looks super strong!!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"Since it's blocking the way, we have no choice
but to fight it.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"Follow my instructions to the letter, you two.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"G-got it... welp, I'm counting on you!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"I can't accept being ordered around, but...
if there's no other choice...!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トイレ行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のぞいちゃダメだぞ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い、おまた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待たせ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終了！　行こっ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～、スッキリ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スッキリしちゃっ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っ、スッキリした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ぇ～、危なかった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~… What a relief!
</text:p>
          </table:table-cell>
          <table:table-cell table:style-name="ce0" office:value-type="string">
            <text:p>Hafuu～... what a relief!</text:p>
          </table:table-cell>
          <table:table-cell table:number-columns-repeated="1019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… I think it was about to leak~…
</text:p>
          </table:table-cell>
          <table:table-cell table:style-name="ce0" office:value-type="string">
            <text:p>Whew... I thought I was about to leak～...</text:p>
          </table:table-cell>
          <table:table-cell table:number-columns-repeated="1019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I was really on the verge of wetting myself~…
</text:p>
          </table:table-cell>
          <table:table-cell table:style-name="ce0" office:value-type="string">
            <text:p>I... I really was just about to pee myself～...</text:p>
          </table:table-cell>
          <table:table-cell table:number-columns-repeated="1019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~! I needed that~!!
</text:p>
          </table:table-cell>
          <table:table-cell table:style-name="ce0" office:value-type="string">
            <text:p>Haa～! All better～!!</text:p>
          </table:table-cell>
          <table:table-cell table:number-columns-repeated="1019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’t hold it anymore…!
</text:p>
          </table:table-cell>
          <table:table-cell table:style-name="ce0" office:value-type="string">
            <text:p>I almost couldn't hold it anymore...!</text:p>
          </table:table-cell>
          <table:table-cell table:number-columns-repeated="1019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*pant* *pant* I-I made it just in time~…
</text:p>
          </table:table-cell>
          <table:table-cell table:style-name="ce0" office:value-type="string">
            <text:p>Haah... haah... I-I made it～...!</text:p>
          </table:table-cell>
          <table:table-cell table:number-columns-repeated="1019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I can’t believe how much just came out!
</text:p>
          </table:table-cell>
          <table:table-cell table:style-name="ce0" office:value-type="string">
            <text:p>Wow, I-I can't believe how much just came
out!</text:p>
          </table:table-cell>
          <table:table-cell table:number-columns-repeated="1019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 have been a new record hold for me…!
</text:p>
          </table:table-cell>
          <table:table-cell table:style-name="ce0" office:value-type="string">
            <text:p>Th-that might have been a record hold for
me...!</text:p>
          </table:table-cell>
          <table:table-cell table:number-columns-repeated="1019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g it forever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... I really did i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myself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’s the mens’ room…?
</text:p>
          </table:table-cell>
          <table:table-cell table:style-name="ce0" office:value-type="string">
            <text:p>Um... it's the men's room...?</text:p>
          </table:table-cell>
          <table:table-cell table:number-columns-repeated="1019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 is the mens’ room, huh…?
</text:p>
          </table:table-cell>
          <table:table-cell table:style-name="ce0" office:value-type="string">
            <text:p>Um... i-it's the men's room, huh...?</text:p>
          </table:table-cell>
          <table:table-cell table:number-columns-repeated="1019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… E-Even though it’s the men’s room…!
</text:p>
          </table:table-cell>
          <table:table-cell table:style-name="ce0" office:value-type="string">
            <text:p>Khh... e-even though it's the men's room...!</text:p>
          </table:table-cell>
          <table:table-cell table:number-columns-repeated="1019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’t possibly hold it anymore!!
</text:p>
          </table:table-cell>
          <table:table-cell table:style-name="ce0" office:value-type="string">
            <text:p>I-I-I can't possibly hold it anymore!!</text:p>
          </table:table-cell>
          <table:table-cell table:number-columns-repeated="1019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… in the mens’ room… that’s kinda…
</text:p>
          </table:table-cell>
          <table:table-cell table:style-name="ce0" office:value-type="string">
            <text:p>Nope, I mean... it's the men's room... that's
kinda...</text:p>
          </table:table-cell>
          <table:table-cell table:number-columns-repeated="1019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…!
</text:p>
          </table:table-cell>
          <table:table-cell table:style-name="ce0" office:value-type="string">
            <text:p>O-only men are supposed to go in there...!</text:p>
          </table:table-cell>
          <table:table-cell table:number-columns-repeated="1019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… I’m not a… boy… so… shouldn’t…!
</text:p>
          </table:table-cell>
          <table:table-cell table:style-name="ce0" office:value-type="string">
            <text:p>B-but... I'm not a boy... so...! I shouldn't...!</text:p>
          </table:table-cell>
          <table:table-cell table:number-columns-repeated="1019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 No… I can’t hold it anymore…!
</text:p>
          </table:table-cell>
          <table:table-cell table:style-name="ce0" office:value-type="string">
            <text:p>Ah—... no... I can't hold it anymore...!</text:p>
          </table:table-cell>
          <table:table-cell table:number-columns-repeated="1019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, it’s no use!
</text:p>
          </table:table-cell>
          <table:table-cell table:style-name="ce0" office:value-type="string">
            <text:p>I can't hold it, I can't hold it!</text:p>
          </table:table-cell>
          <table:table-cell table:number-columns-repeated="1019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thing is okay at this point, let me in that bathroom!
</text:p>
          </table:table-cell>
          <table:table-cell table:style-name="ce0" office:value-type="string">
            <text:p>I-I'll take anything, just let me use a toilet!</text:p>
          </table:table-cell>
          <table:table-cell table:number-columns-repeated="1019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the men’s bathroom!
</text:p>
          </table:table-cell>
          <table:table-cell table:style-name="ce0" office:value-type="string">
            <text:p>This is the men's bathroom, see?!</text:p>
          </table:table-cell>
          <table:table-cell table:number-columns-repeated="1019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f course I w-won’t go in the mens’ bathroom!
</text:p>
          </table:table-cell>
          <table:table-cell table:style-name="ce0" office:value-type="string">
            <text:p>Th-there's no way I'm going into the men's
bathroom!</text:p>
          </table:table-cell>
          <table:table-cell table:number-columns-repeated="1019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you trying to be funny? Why the mens’ bathroom…!
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number-columns-repeated="1019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’s… no way I could…!
</text:p>
          </table:table-cell>
          <table:table-cell table:style-name="ce0" office:value-type="string">
            <text:p>Th-there's... no way I could...!</text:p>
          </table:table-cell>
          <table:table-cell table:number-columns-repeated="1019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 want me to use the mens’ bathroom… I-I will hold it…!
</text:p>
          </table:table-cell>
          <table:table-cell table:style-name="ce0" office:value-type="string">
            <text:p>I'd rather... h-hold it than use the men's
bathroom...!</text:p>
          </table:table-cell>
          <table:table-cell table:number-columns-repeated="1019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…! Sorry, I… I…
</text:p>
          </table:table-cell>
          <table:table-cell table:style-name="ce0" office:value-type="string">
            <text:p>Huu, nn...! Sorry, I... I...</text:p>
          </table:table-cell>
          <table:table-cell table:number-columns-repeated="1019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… It’s… coming…!!
</text:p>
          </table:table-cell>
          <table:table-cell table:style-name="ce0" office:value-type="string">
            <text:p>It.... it's coming out...!!</text:p>
          </table:table-cell>
          <table:table-cell table:number-columns-repeated="1019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hat’s the big idea, pointing out the mens’ room to me?
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number-columns-repeated="1019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no intention of g-going into the mens’ bathroom!
</text:p>
          </table:table-cell>
          <table:table-cell table:style-name="ce0" office:value-type="string">
            <text:p>I-I have no intention of using the men's
bathroom!</text:p>
          </table:table-cell>
          <table:table-cell table:number-columns-repeated="1019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s’ bathroom!
</text:p>
          </table:table-cell>
          <table:table-cell table:style-name="ce0" office:value-type="string">
            <text:p>I-idiot! This is the men's bathroom!</text:p>
          </table:table-cell>
          <table:table-cell table:number-columns-repeated="1019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ven if I d-do have to go, it’s kind of…!
</text:p>
          </table:table-cell>
          <table:table-cell table:style-name="ce0" office:value-type="string">
            <text:p>E-even if I do have to go... this is kind of...!</text:p>
          </table:table-cell>
          <table:table-cell table:number-columns-repeated="1019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s there not a… a girls’ bathroom…?
</text:p>
          </table:table-cell>
          <table:table-cell table:style-name="ce0" office:value-type="string">
            <text:p>I-is there not a... a ladies' bathroom...?</text:p>
          </table:table-cell>
          <table:table-cell table:number-columns-repeated="1019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I, I think it would be dangerous for me to risk going in…!
</text:p>
          </table:table-cell>
          <table:table-cell table:style-name="ce0" office:value-type="string">
            <text:p>No, well, I think it would be too risky for me
to go in...!</text:p>
          </table:table-cell>
          <table:table-cell table:number-columns-repeated="1019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…! Why isn’t there a girls’ toilet here…!
</text:p>
          </table:table-cell>
          <table:table-cell table:style-name="ce0" office:value-type="string">
            <text:p>Toilet...! Why isn't there a girl's toilet here...!</text:p>
          </table:table-cell>
          <table:table-cell table:number-columns-repeated="1019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… I-I can’t hold it…!
</text:p>
          </table:table-cell>
          <table:table-cell table:style-name="ce0" office:value-type="string">
            <text:p>Hah... I-I can't hold it...!</text:p>
          </table:table-cell>
          <table:table-cell table:number-columns-repeated="1019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hh!! No… more…!
</text:p>
          </table:table-cell>
          <table:table-cell table:style-name="ce0" office:value-type="string">
            <text:p>Nnghaa!! No... more...!</text:p>
          </table:table-cell>
          <table:table-cell table:number-columns-repeated="1019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’m peeing! I can’t help it!! Toilet!!
</text:p>
          </table:table-cell>
          <table:table-cell table:style-name="ce0" office:value-type="string">
            <text:p>I-I'm wetting myself! I can't help it!! Toilet!!</text:p>
          </table:table-cell>
          <table:table-cell table:number-columns-repeated="1019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I stay out of the mens’ bathroom~…?
</text:p>
          </table:table-cell>
          <table:table-cell table:style-name="ce0" office:value-type="string">
            <text:p>I think I'd better stay out of the boy's
room～...</text:p>
          </table:table-cell>
          <table:table-cell table:number-columns-repeated="1019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… Th-That’s the mens’ bathroom…
</text:p>
          </table:table-cell>
          <table:table-cell table:style-name="ce0" office:value-type="string">
            <text:p>Sooo... the men's toilets, huh...</text:p>
          </table:table-cell>
          <table:table-cell table:number-columns-repeated="1019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ens’ bathroom…
</text:p>
          </table:table-cell>
          <table:table-cell table:style-name="ce0" office:value-type="string">
            <text:p>The men's toilets...</text:p>
          </table:table-cell>
          <table:table-cell table:number-columns-repeated="1019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 I, maybe…?
</text:p>
          </table:table-cell>
          <table:table-cell table:style-name="ce0" office:value-type="string">
            <text:p>Sh-should I, or...?</text:p>
          </table:table-cell>
          <table:table-cell table:number-columns-repeated="1019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… Just this once, it’s okay even if it’s the mens’ room!
</text:p>
          </table:table-cell>
          <table:table-cell table:style-name="ce0" office:value-type="string">
            <text:p>Uu... j-just this once, I'll take it even if it's
the men's room!</text:p>
          </table:table-cell>
          <table:table-cell table:number-columns-repeated="1019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ll be right back!
</text:p>
          </table:table-cell>
          <table:table-cell table:style-name="ce0" office:value-type="string">
            <text:p>Be right back!</text:p>
          </table:table-cell>
          <table:table-cell table:number-columns-repeated="1019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s’ bathroom? Th-that’s fine with me!
</text:p>
          </table:table-cell>
          <table:table-cell table:style-name="ce0" office:value-type="string">
            <text:p>Eh, the men's toilets? Wh-whatever!</text:p>
          </table:table-cell>
          <table:table-cell table:number-columns-repeated="1019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gonna pee! Wait for me!!
</text:p>
          </table:table-cell>
          <table:table-cell table:style-name="ce0" office:value-type="string">
            <text:p>I'm gonna go pee! Wait for me!!</text:p>
          </table:table-cell>
          <table:table-cell table:number-columns-repeated="1019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ttt!! Gonna leak!!
</text:p>
          </table:table-cell>
          <table:table-cell table:style-name="ce0" office:value-type="string">
            <text:p>T-toilet! Toileeett!! I'm peeing myseeeelf!!</text:p>
          </table:table-cell>
          <table:table-cell table:number-columns-repeated="1019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 just might have a problem going in there.
</text:p>
          </table:table-cell>
          <table:table-cell table:style-name="ce0" office:value-type="string">
            <text:p>The men's toilets... I'm not so sure about
going in there.</text:p>
          </table:table-cell>
          <table:table-cell table:number-columns-repeated="1019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’m a bit hesitant, what should I do…?
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number-columns-repeated="1019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do need the toilet but… is there only a mens’ toilet?
</text:p>
          </table:table-cell>
          <table:table-cell table:style-name="ce0" office:value-type="string">
            <text:p>I d-do need to go, but... is there only a
men's bathroom...?</text:p>
          </table:table-cell>
          <table:table-cell table:number-columns-repeated="1019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s’ toilet, huh… err…
</text:p>
          </table:table-cell>
          <table:table-cell table:style-name="ce0" office:value-type="string">
            <text:p>The men's toilets, huh... oooh...</text:p>
          </table:table-cell>
          <table:table-cell table:number-columns-repeated="1019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afraid I can’t hold it much longer, so…!
</text:p>
          </table:table-cell>
          <table:table-cell table:style-name="ce0" office:value-type="string">
            <text:p>Wh-whatever! I can't really hold it anyway...!</text:p>
          </table:table-cell>
          <table:table-cell table:number-columns-repeated="1019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I know it’s the men’s bathroom but I don’t care at this point!!
</text:p>
          </table:table-cell>
          <table:table-cell table:style-name="ce0" office:value-type="string">
            <text:p>Aah, I don't care if it's the men's bathroom!!</text:p>
          </table:table-cell>
          <table:table-cell table:number-columns-repeated="1019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 me p-pee here!!!
</text:p>
          </table:table-cell>
          <table:table-cell table:style-name="ce0" office:value-type="string">
            <text:p>L-let me go pee in there!!!</text:p>
          </table:table-cell>
          <table:table-cell table:number-columns-repeated="1019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’s coming out!! Toilet! Anywhere is fine, I’m going right now!!
</text:p>
          </table:table-cell>
          <table:table-cell table:style-name="ce0" office:value-type="string">
            <text:p>I-it's coming out!! Toilet! Anywhere's fine,
so just let me go in!!!</text:p>
          </table:table-cell>
          <table:table-cell table:number-columns-repeated="1019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sniff... sob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
I'm sorry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終わり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怖いから我慢す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such a bother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o, aa... aaah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... at my limit...! N-no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'm... really... sorr... ry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niff... I, I couldn't... hold it in... uuu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は、行きましょう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で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待たせし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 
</text:p>
          </table:table-cell>
          <table:table-cell table:style-name="ce0" office:value-type="string">
            <text:p>Take 1 cupful
</text:p>
          </table:table-cell>
          <table:table-cell table:number-columns-repeated="1019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s 
</text:p>
          </table:table-cell>
          <table:table-cell table:style-name="ce0" office:value-type="string">
            <text:p>Take 4 cupfuls
</text:p>
          </table:table-cell>
          <table:table-cell table:number-columns-repeated="1019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4! 
</text:p>
          </table:table-cell>
          <table:table-cell table:style-name="ce0" office:value-type="string">
            <text:p>Obtained
【Water】 x4!</text:p>
          </table:table-cell>
          <table:table-cell table:number-columns-repeated="1019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20T15:21:30+02:00</meta:creation-date>
    <dc:date>2019-10-20T15:21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